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Heat-Wave Zones】.</text:p>
          </table:table-cell>
          <table:table-cell table:number-columns-repeated="1020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arid heat of Heat-Wave
Zones will quickly make you thirsty.</text:p>
          </table:table-cell>
          <table:table-cell table:number-columns-repeated="1020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Heat-Wav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